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20pt" style:font-size-asian="20pt" style:font-size-complex="2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fo:font-size="22pt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style:style style:name="T4" style:family="text">
      <style:text-properties fo:font-size="22pt" style:text-underline-style="none" fo:font-weight="bold" style:font-size-asian="22pt" style:font-weight-asian="bold" style:font-size-complex="22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 text:c="32"/><text:span text:style-name="T4"><text:s text:c="3"/></text:span><text:span text:style-name="T3">GITHUB</text:span></text:p>
      <text:p text:style-name="P1"/>
      <text:p text:style-name="P1"><text:s text:c="6"/>Dans le terminal, toujours commencer par «git init»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8-18T12:13:43.78</meta:creation-date>
    <dc:date>2021-08-18T12:15:31.07</dc:date>
    <meta:editing-duration>PT1M48S</meta:editing-duration>
    <meta:editing-cycles>2</meta:editing-cycles>
    <meta:generator>OpenOffice/4.1.9$Win32 OpenOffice.org_project/419m1$Build-9805</meta:generator>
    <meta:document-statistic meta:table-count="0" meta:image-count="0" meta:object-count="0" meta:page-count="1" meta:paragraph-count="2" meta:word-count="9" meta:character-count="98"/>
  </office:meta>
</office:document-meta>
</file>